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33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row table:style-name="ro1">
          <table:table-cell office:value-type="string" calcext:value-type="string">
            <text:p>Mopidy-youtube -base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emps <text:s/>de recherche (s)</text:p>
          </table:table-cell>
          <table:table-cell table:formula="of:=24.941-19.175" office:value-type="float" office:value="5.766" calcext:value-type="float">
            <text:p>5,766</text:p>
          </table:table-cell>
          <table:table-cell table:formula="of:=12.838-4.708" office:value-type="float" office:value="8.13" calcext:value-type="float">
            <text:p>8,13</text:p>
          </table:table-cell>
          <table:table-cell table:formula="of:=36.309-31.804" office:value-type="float" office:value="4.505" calcext:value-type="float">
            <text:p>4,505</text:p>
          </table:table-cell>
          <table:table-cell table:formula="of:=49.919-44.377" office:value-type="float" office:value="5.54199999999999" calcext:value-type="float">
            <text:p>5,542</text:p>
          </table:table-cell>
          <table:table-cell table:formula="of:=59.192-54.092" office:value-type="float" office:value="5.1" calcext:value-type="float">
            <text:p>5,1</text:p>
          </table:table-cell>
          <table:table-cell table:formula="of:=16.284-11.447" office:value-type="float" office:value="4.837" calcext:value-type="float">
            <text:p>4,837</text:p>
          </table:table-cell>
          <table:table-cell table:formula="of:=45.395-40.588" office:value-type="float" office:value="4.807" calcext:value-type="float">
            <text:p>4,807</text:p>
          </table:table-cell>
          <table:table-cell table:formula="of:=13.52-8.202" office:value-type="float" office:value="5.318" calcext:value-type="float">
            <text:p>5,318</text:p>
          </table:table-cell>
          <table:table-cell table:formula="of:=38.198-32.989" office:value-type="float" office:value="5.209" calcext:value-type="float">
            <text:p>5,209</text:p>
          </table:table-cell>
          <table:table-cell table:formula="of:=40.109-34.175" office:value-type="float" office:value="5.934" calcext:value-type="float">
            <text:p>5,93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oyenne temps de recherche</text:p>
          </table:table-cell>
          <table:table-cell table:formula="of:=([.B3]+[.C3]+[.D3]+[.E3]+[.F3]+[.G3]+[.H3]+[.I3]+[.J3]+[.K3])/10" office:value-type="float" office:value="5.5148" calcext:value-type="float">
            <text:p>5,5148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usique non trouvé</text:p>
          </table:table-cell>
          <table:table-cell table:style-name="Default" office:value-type="string" calcext:value-type="string">
            <text:p>acdc/erreur</text:p>
          </table:table-cell>
          <table:table-cell table:style-name="Default" office:value-type="string" calcext:value-type="string">
            <text:p>black sabbath/trouvé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erreur d’ajout à la playlist</text:p>
          </table:table-cell>
          <table:table-cell office:value-type="string" calcext:value-type="string">
            <text:p>0sur8</text:p>
          </table:table-cell>
          <table:table-cell table:style-name="ce2" office:value-type="string" calcext:value-type="string">
            <text:p>0sur4</text:p>
          </table:table-cell>
          <table:table-cell table:style-name="ce2" office:value-type="string" calcext:value-type="string">
            <text:p>5sur8</text:p>
          </table:table-cell>
          <table:table-cell office:value-type="string" calcext:value-type="string">
            <text:p>1sur6</text:p>
          </table:table-cell>
          <table:table-cell office:value-type="string" calcext:value-type="string">
            <text:p>5sur5</text:p>
          </table:table-cell>
          <table:table-cell office:value-type="string" calcext:value-type="string">
            <text:p>0sur5</text:p>
          </table:table-cell>
          <table:table-cell office:value-type="string" calcext:value-type="string">
            <text:p>0sur6</text:p>
          </table:table-cell>
          <table:table-cell office:value-type="string" calcext:value-type="string">
            <text:p>1sur1</text:p>
          </table:table-cell>
          <table:table-cell office:value-type="string" calcext:value-type="string">
            <text:p>3sur6</text:p>
          </table:table-cell>
          <table:table-cell office:value-type="string" calcext:value-type="string">
            <text:p>4sur4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opidy-youtube -ismailof 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temps <text:s/>de recherche</text:p>
          </table:table-cell>
          <table:table-cell table:formula="of:=42.541-36.145" office:value-type="float" office:value="6.39599999999999" calcext:value-type="float">
            <text:p>6,396</text:p>
          </table:table-cell>
          <table:table-cell table:formula="of:=49.437-43.521" office:value-type="float" office:value="5.916" calcext:value-type="float">
            <text:p>5,916</text:p>
          </table:table-cell>
          <table:table-cell table:formula="of:=56.971-51.716" office:value-type="float" office:value="5.255" calcext:value-type="float">
            <text:p>5,255</text:p>
          </table:table-cell>
          <table:table-cell table:formula="of:=25.56-21.059" office:value-type="float" office:value="4.501" calcext:value-type="float">
            <text:p>4,501</text:p>
          </table:table-cell>
          <table:table-cell table:formula="of:=22.89-17.605" office:value-type="float" office:value="5.285" calcext:value-type="float">
            <text:p>5,285</text:p>
          </table:table-cell>
          <table:table-cell table:formula="of:=26.465-20.725" office:value-type="float" office:value="5.74" calcext:value-type="float">
            <text:p>5,74</text:p>
          </table:table-cell>
          <table:table-cell table:formula="of:=53.736-47.968" office:value-type="float" office:value="5.76799999999999" calcext:value-type="float">
            <text:p>5,768</text:p>
          </table:table-cell>
          <table:table-cell table:formula="of:=11.21-5.796" office:value-type="float" office:value="5.414" calcext:value-type="float">
            <text:p>5,414</text:p>
          </table:table-cell>
          <table:table-cell table:formula="of:=33.824-28.086" office:value-type="float" office:value="5.738" calcext:value-type="float">
            <text:p>5,738</text:p>
          </table:table-cell>
          <table:table-cell office:value-type="float" office:value="5.658" calcext:value-type="float">
            <text:p>5,6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moyenne temps de recherche</text:p>
          </table:table-cell>
          <table:table-cell table:formula="of:=([.B16]+[.C16]+[.D16]+[.E16]+[.F16]+[.G16]+[.H16]+[.I16]+[.J16]+[.K16])/10" office:value-type="float" office:value="5.5671" calcext:value-type="float">
            <text:p>5,5671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usique non trouvé</text:p>
          </table:table-cell>
          <table:table-cell table:style-name="Default" office:value-type="string" calcext:value-type="string">
            <text:p>acdc/erreur</text:p>
          </table:table-cell>
          <table:table-cell table:style-name="Default" office:value-type="string" calcext:value-type="string">
            <text:p>black sabbath/trouvé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eur d’ajout à la playlist</text:p>
          </table:table-cell>
          <table:table-cell office:value-type="string" calcext:value-type="string">
            <text:p>0sur4</text:p>
          </table:table-cell>
          <table:table-cell office:value-type="string" calcext:value-type="string">
            <text:p>0sur6</text:p>
          </table:table-cell>
          <table:table-cell office:value-type="string" calcext:value-type="string">
            <text:p>0sur5</text:p>
          </table:table-cell>
          <table:table-cell office:value-type="string" calcext:value-type="string">
            <text:p>1sur6</text:p>
          </table:table-cell>
          <table:table-cell office:value-type="string" calcext:value-type="string">
            <text:p>1sur7</text:p>
          </table:table-cell>
          <table:table-cell office:value-type="string" calcext:value-type="string">
            <text:p>0sur4</text:p>
          </table:table-cell>
          <table:table-cell office:value-type="string" calcext:value-type="string">
            <text:p>1sur5</text:p>
          </table:table-cell>
          <table:table-cell office:value-type="string" calcext:value-type="string">
            <text:p>0sur4</text:p>
          </table:table-cell>
          <table:table-cell table:number-columns-repeated="2" office:value-type="string" calcext:value-type="string">
            <text:p>0sur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pidy-youtube -informatic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mps <text:s/>de recherche</text:p>
          </table:table-cell>
          <table:table-cell table:formula="of:=21.435-20.721" office:value-type="float" office:value="0.713999999999999" calcext:value-type="float">
            <text:p>0,714</text:p>
          </table:table-cell>
          <table:table-cell table:formula="of:=5.36-4" office:value-type="float" office:value="1.36" calcext:value-type="float">
            <text:p>1,36</text:p>
          </table:table-cell>
          <table:table-cell table:formula="of:=11.572-10.703" office:value-type="float" office:value="0.869" calcext:value-type="float">
            <text:p>0,869</text:p>
          </table:table-cell>
          <table:table-cell table:formula="of:=25.352-24.628" office:value-type="float" office:value="0.724" calcext:value-type="float">
            <text:p>0,724</text:p>
          </table:table-cell>
          <table:table-cell table:formula="of:=42.505-41.662" office:value-type="float" office:value="0.843000000000004" calcext:value-type="float">
            <text:p>0,843</text:p>
          </table:table-cell>
          <table:table-cell table:formula="of:=26.366-25.532" office:value-type="float" office:value="0.834" calcext:value-type="float">
            <text:p>0,834</text:p>
          </table:table-cell>
          <table:table-cell table:formula="of:=17.847-16.941" office:value-type="float" office:value="0.906000000000002" calcext:value-type="float">
            <text:p>0,906</text:p>
          </table:table-cell>
          <table:table-cell table:formula="of:=45.184-44.547" office:value-type="float" office:value="0.637" calcext:value-type="float">
            <text:p>0,637</text:p>
          </table:table-cell>
          <table:table-cell table:formula="of:=13.887-13.042" office:value-type="float" office:value="0.845000000000001" calcext:value-type="float">
            <text:p>0,845</text:p>
          </table:table-cell>
          <table:table-cell table:formula="of:=34.542-33.541" office:value-type="float" office:value="1.001" calcext:value-type="float">
            <text:p>1,0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yenne temps de recherche</text:p>
          </table:table-cell>
          <table:table-cell table:formula="of:=([.B29]+[.C29]+[.D29]+[.E29]+[.F29]+[.G29]+[.H29]+[.I29]+[.J29]+[.K29])/10" office:value-type="float" office:value="0.873300000000001" calcext:value-type="float">
            <text:p>0,87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sique non trouvé</text:p>
          </table:table-cell>
          <table:table-cell office:value-type="string" calcext:value-type="string">
            <text:p>acdc/trouvé</text:p>
          </table:table-cell>
          <table:table-cell office:value-type="string" calcext:value-type="string">
            <text:p>black sabbath/trouvé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rreur d’ajout à la playlist</text:p>
          </table:table-cell>
          <table:table-cell office:value-type="string" calcext:value-type="string">
            <text:p>0sur5</text:p>
          </table:table-cell>
          <table:table-cell office:value-type="string" calcext:value-type="string">
            <text:p>3sur5</text:p>
          </table:table-cell>
          <table:table-cell office:value-type="string" calcext:value-type="string">
            <text:p>4sur6</text:p>
          </table:table-cell>
          <table:table-cell office:value-type="string" calcext:value-type="string">
            <text:p>5sur5</text:p>
          </table:table-cell>
          <table:table-cell office:value-type="string" calcext:value-type="string">
            <text:p>6sur6</text:p>
          </table:table-cell>
          <table:table-cell office:value-type="string" calcext:value-type="string">
            <text:p>1sur4</text:p>
          </table:table-cell>
          <table:table-cell office:value-type="string" calcext:value-type="string">
            <text:p>6sur6</text:p>
          </table:table-cell>
          <table:table-cell office:value-type="string" calcext:value-type="string">
            <text:p>4sur5</text:p>
          </table:table-cell>
          <table:table-cell office:value-type="string" calcext:value-type="string">
            <text:p>2sur4</text:p>
          </table:table-cell>
          <table:table-cell office:value-type="string" calcext:value-type="string">
            <text:p>0sur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09:22:33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32:30.774000000</meta:creation-date>
    <dc:date>2017-03-29T09:48:12.548000000</dc:date>
    <meta:editing-duration>PT50M51S</meta:editing-duration>
    <meta:editing-cycles>9</meta:editing-cycles>
    <meta:generator>LibreOffice/5.1.3.2$Windows_x86 LibreOffice_project/644e4637d1d8544fd9f56425bd6cec110e49301b</meta:generator>
    <meta:document-statistic meta:table-count="1" meta:cell-count="85" meta:object-count="0"/>
  </office:meta>
</office:document-meta>
</file>